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Roboto Mono', 'Courier New', Courier, monospace, Inter,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A-PS-00" svg:font-family="AA-PS-00"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margin-left="0cm" fo:margin-right="0cm" fo:margin-top="0cm" fo:margin-bottom="0cm" style:line-height-at-least="0.741cm" fo:text-indent="0cm" style:auto-text-indent="false" fo:padding="0cm" fo:border="none"/>
    </style:style>
    <style:style style:name="P2" style:family="paragraph" style:parent-style-name="Text_20_body" style:list-style-name="L2">
      <style:paragraph-properties fo:margin-left="0cm" fo:margin-right="0cm" fo:margin-top="0cm" fo:margin-bottom="0cm" style:line-height-at-least="0.741cm" fo:text-indent="0cm" style:auto-text-indent="false" fo:padding="0cm" fo:border="none"/>
    </style:style>
    <style:style style:name="P3" style:family="paragraph" style:parent-style-name="Text_20_body" style:list-style-name="L3">
      <style:paragraph-properties fo:margin-left="0cm" fo:margin-right="0cm" fo:margin-top="0cm" fo:margin-bottom="0cm" style:line-height-at-least="0.741cm" fo:text-indent="0cm" style:auto-text-indent="false" fo:padding="0cm" fo:border="none"/>
    </style:style>
    <style:style style:name="P4" style:family="paragraph" style:parent-style-name="Text_20_body" style:list-style-name="L4">
      <style:paragraph-properties fo:margin-left="0cm" fo:margin-right="0cm" fo:margin-top="0cm" fo:margin-bottom="0cm" style:line-height-at-least="0.741cm" fo:text-indent="0cm" style:auto-text-indent="false" fo:padding="0cm" fo:border="none"/>
    </style:style>
    <style:style style:name="P5" style:family="paragraph" style:parent-style-name="Text_20_body" style:list-style-name="L1">
      <style:paragraph-properties fo:margin-left="0cm" fo:margin-right="0cm" fo:margin-top="0cm" fo:margin-bottom="0.106cm" style:line-height-at-least="0.741cm" fo:text-indent="0cm" style:auto-text-indent="false" fo:padding="0cm" fo:border="none"/>
    </style:style>
    <style:style style:name="P6" style:family="paragraph" style:parent-style-name="Text_20_body" style:list-style-name="L2">
      <style:paragraph-properties fo:margin-left="0cm" fo:margin-right="0cm" fo:margin-top="0cm" fo:margin-bottom="0.106cm" style:line-height-at-least="0.741cm" fo:text-indent="0cm" style:auto-text-indent="false" fo:padding="0cm" fo:border="none"/>
    </style:style>
    <style:style style:name="P7" style:family="paragraph" style:parent-style-name="Text_20_body" style:list-style-name="L3">
      <style:paragraph-properties fo:margin-left="0cm" fo:margin-right="0cm" fo:margin-top="0cm" fo:margin-bottom="0.106cm" style:line-height-at-least="0.741cm" fo:text-indent="0cm" style:auto-text-indent="false" fo:padding="0cm" fo:border="none"/>
    </style:style>
    <style:style style:name="P8" style:family="paragraph" style:parent-style-name="Text_20_body">
      <style:paragraph-properties fo:margin-left="0cm" fo:margin-right="0cm" fo:margin-top="0.344cm" fo:margin-bottom="0cm" style:line-height-at-least="0.741cm" fo:text-indent="0cm" style:auto-text-indent="false" fo:padding="0cm" fo:border="none"/>
      <style:text-properties fo:color="#404040" style:font-name="Calibri" fo:font-size="16pt" style:font-size-asian="16pt" style:font-size-complex="16pt"/>
    </style:style>
    <style:style style:name="P9" style:family="paragraph" style:parent-style-name="Text_20_body">
      <style:paragraph-properties fo:margin-left="0cm" fo:margin-right="0cm" fo:margin-top="0.344cm" fo:margin-bottom="0cm" style:line-height-at-least="0.741cm" fo:text-indent="0cm" style:auto-text-indent="false" fo:padding="0cm" fo:border="none"/>
    </style:style>
    <style:style style:name="P10" style:family="paragraph" style:parent-style-name="Standard">
      <style:text-properties style:font-name="Calibri" fo:font-size="16pt" style:font-size-asian="16pt" style:font-size-complex="16pt"/>
    </style:style>
    <style:style style:name="P11" style:family="paragraph" style:parent-style-name="Standard">
      <style:text-properties style:font-name="Calibri" fo:font-size="16pt" style:text-underline-style="solid" style:text-underline-width="auto" style:text-underline-color="font-color" style:font-size-asian="16pt" style:font-size-complex="16pt"/>
    </style:style>
    <style:style style:name="P12" style:family="paragraph" style:parent-style-name="Standard">
      <style:text-properties fo:font-size="16pt"/>
    </style:style>
    <style:style style:name="P13" style:family="paragraph" style:parent-style-name="Heading_20_3">
      <style:paragraph-properties fo:margin-left="0cm" fo:margin-right="0cm" fo:margin-top="0.476cm" fo:margin-bottom="0.344cm" fo:line-height="150%" fo:text-indent="0cm" style:auto-text-indent="false" fo:padding="0cm" fo:border="none"/>
    </style:style>
    <style:style style:name="P14" style:family="paragraph" style:parent-style-name="Heading_20_3">
      <style:paragraph-properties fo:margin-left="0cm" fo:margin-right="0cm" fo:margin-top="0.476cm" fo:margin-bottom="0.344cm" fo:line-height="150%" fo:text-indent="0cm" style:auto-text-indent="false" fo:padding="0cm" fo:border="none"/>
      <style:text-properties fo:color="#404040" style:font-name="Calibri" fo:font-size="16pt" fo:font-weight="bold" style:font-size-asian="16pt" style:font-size-complex="16pt"/>
    </style:style>
    <style:style style:name="P15" style:family="paragraph" style:parent-style-name="Preformatted_20_Text">
      <style:paragraph-properties fo:margin-left="0cm" fo:margin-right="0cm" fo:margin-top="0.344cm" fo:margin-bottom="0cm" style:line-height-at-least="0.741cm" fo:text-indent="0cm" style:auto-text-indent="false" fo:padding="0cm" fo:border="none"/>
      <style:text-properties fo:font-variant="normal" fo:text-transform="none" fo:color="#494949" style:font-name="Calibri" fo:font-size="16pt" fo:letter-spacing="normal" fo:font-style="normal" fo:font-weight="normal" style:font-size-asian="16pt" style:font-size-complex="16pt"/>
    </style:style>
    <style:style style:name="P16" style:family="paragraph" style:parent-style-name="Preformatted_20_Text">
      <style:paragraph-properties fo:margin-top="0cm" fo:margin-bottom="0cm" fo:orphans="2" fo:widows="2" fo:padding="0cm" fo:border="none"/>
      <style:text-properties fo:font-variant="normal" fo:text-transform="none" fo:color="#494949" fo:letter-spacing="normal"/>
    </style:style>
    <style:style style:name="P17" style:family="paragraph" style:parent-style-name="Preformatted_20_Text">
      <style:paragraph-properties fo:margin-top="0cm" fo:margin-bottom="0cm" fo:orphans="2" fo:widows="2" fo:padding="0cm" fo:border="none"/>
      <style:text-properties fo:font-variant="normal" fo:text-transform="none" fo:color="#494949" style:font-name="Calibri" fo:font-size="16pt" fo:letter-spacing="normal" style:font-size-asian="16pt" style:font-size-complex="16pt"/>
    </style:style>
    <style:style style:name="P18" style:family="paragraph" style:parent-style-name="Preformatted_20_Text">
      <style:paragraph-properties fo:margin-top="0cm" fo:margin-bottom="0cm" fo:orphans="2" fo:widows="2" fo:padding="0cm" fo:border="none"/>
      <style:text-properties fo:font-variant="normal" fo:text-transform="none" fo:color="#494949" style:font-name="Calibri" fo:font-size="16pt" fo:letter-spacing="normal" fo:font-style="normal" fo:font-weight="normal" style:font-size-asian="16pt" style:font-size-complex="16pt"/>
    </style:style>
    <style:style style:name="P19" style:family="paragraph" style:parent-style-name="Preformatted_20_Text">
      <style:paragraph-properties fo:margin-top="0cm" fo:margin-bottom="0cm" fo:orphans="2" fo:widows="2" fo:padding="0cm" fo:border="none"/>
    </style:style>
    <style:style style:name="T1" style:family="text">
      <style:text-properties style:font-name="Calibri" fo:font-size="16pt" style:font-size-asian="16pt" style:font-size-complex="16pt"/>
    </style:style>
    <style:style style:name="T2" style:family="text">
      <style:text-properties style:font-name="Calibri" style:font-size-asian="16pt" style:font-size-complex="16pt"/>
    </style:style>
    <style:style style:name="T3" style:family="text">
      <style:text-properties fo:color="#404040" style:font-name="Calibri" style:font-size-asian="16pt" style:font-size-complex="16pt"/>
    </style:style>
    <style:style style:name="T4" style:family="text">
      <style:text-properties fo:color="#404040" style:font-name="Calibri" fo:font-size="16pt" fo:font-weight="bold" style:font-size-asian="16pt" style:font-size-complex="16pt"/>
    </style:style>
    <style:style style:name="T5" style:family="text">
      <style:text-properties fo:color="#404040" style:font-name="Calibri" fo:font-size="16pt" style:font-size-asian="16pt" style:font-size-complex="16pt"/>
    </style:style>
    <style:style style:name="T6" style:family="text">
      <style:text-properties fo:color="#4078f2"/>
    </style:style>
    <style:style style:name="T7" style:family="text">
      <style:text-properties fo:color="#4078f2" style:font-name="Calibri" fo:font-size="16pt" fo:font-style="normal" fo:font-weight="normal" style:font-size-asian="16pt" style:font-size-complex="16pt"/>
    </style:style>
    <style:style style:name="T8" style:family="text">
      <style:text-properties fo:color="#4078f2" fo:font-style="normal" fo:font-weight="normal"/>
    </style:style>
    <style:style style:name="T9" style:family="text">
      <style:text-properties fo:color="#383a42"/>
    </style:style>
    <style:style style:name="T10" style:family="text">
      <style:text-properties fo:color="#383a42" style:font-name="Calibri" fo:font-size="16pt" fo:font-style="normal" fo:font-weight="normal" style:font-size-asian="16pt" style:font-size-complex="16pt"/>
    </style:style>
    <style:style style:name="T11" style:family="text">
      <style:text-properties fo:color="#383a42" fo:font-style="normal" fo:font-weight="normal"/>
    </style:style>
    <style:style style:name="T12" style:family="text">
      <style:text-properties fo:color="#50a14f"/>
    </style:style>
    <style:style style:name="T13" style:family="text">
      <style:text-properties fo:color="#50a14f" style:font-name="Calibri" fo:font-size="16pt" fo:font-style="normal" fo:font-weight="normal" style:font-size-asian="16pt" style:font-size-complex="16pt"/>
    </style:style>
    <style:style style:name="T14" style:family="text">
      <style:text-properties fo:color="#50a14f" fo:font-style="normal" fo:font-weight="normal"/>
    </style:style>
    <style:style style:name="T15" style:family="text">
      <style:text-properties fo:font-style="normal" fo:font-weight="normal"/>
    </style:style>
    <style:style style:name="T16" style:family="text">
      <style:text-properties fo:font-variant="normal" fo:text-transform="none" fo:color="#383a42" style:font-name="Calibri" fo:font-size="16pt" fo:letter-spacing="normal" fo:font-style="normal" fo:font-weight="normal" style:font-size-asian="16pt" style:font-size-complex="16pt"/>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odule 2 – Introduction to Programming </text:p>
      <text:p text:style-name="P11">Assignment-2</text:p>
      <text:p text:style-name="P10"/>
      <text:p text:style-name="P10">1)Research and provide three real-world applications where C programming is extensively used, such as in embedded systems, operating systems, or game development. </text:p>
      <text:p text:style-name="P12"><text:span text:style-name="T2">=&gt;</text:span><text:span text:style-name="T3">C programming is a versatile and efficient language that is widely used in systems where performance, low-level control, and hardware interaction are critical. Here are three real-world applications where C is extensively used:</text:span></text:p>
      <text:h text:style-name="P13" text:outline-level="3"><text:span text:style-name="T4">1.</text:span><text:span text:style-name="Strong_20_Emphasis"><text:span text:style-name="T4">Embedded Systems</text:span></text:span></text:h>
      <text:list xml:id="list8371072310166795840" text:style-name="L1">
        <text:list-item>
          <text:p text:style-name="P5"><text:span text:style-name="Strong_20_Emphasis"><text:span text:style-name="T4">Application Example:</text:span></text:span><text:span text:style-name="T5">Automotive Control Systems (e.g., Anti-lock Braking Systems - ABS)</text:span></text:p>
          <text:list>
            <text:list-item>
              <text:p text:style-name="P1"><text:span text:style-name="Strong_20_Emphasis"><text:span text:style-name="T4">Why C?</text:span></text:span><text:span text:style-name="T5">Embedded systems often have limited resources (memory, processing power), and C provides direct hardware access, minimal runtime overhead, and fine-grained control.</text:span></text:p>
            </text:list-item>
            <text:list-item>
              <text:p text:style-name="P1"><text:span text:style-name="Strong_20_Emphasis"><text:span text:style-name="T4">Real-World Use:</text:span></text:span><text:span text:style-name="T5">Modern cars rely on microcontrollers programmed in C to manage engine control units (ECUs), ABS, infotainment systems, and sensors. For instance, the ABS microcontroller reads wheel speed sensors and modulates brake pressure, requiring real-time performance—something C excels at.</text:span></text:p>
            </text:list-item>
          </text:list>
        </text:list-item>
      </text:list>
      <text:h text:style-name="P13" text:outline-level="3"><text:span text:style-name="T4">2.</text:span><text:span text:style-name="Strong_20_Emphasis"><text:span text:style-name="T4">Operating Systems</text:span></text:span></text:h>
      <text:list xml:id="list2588188510554913265" text:style-name="L2">
        <text:list-item>
          <text:p text:style-name="P6"><text:span text:style-name="Strong_20_Emphasis"><text:span text:style-name="T4">Application Example:</text:span></text:span><text:span text:style-name="T5">Linux Kernel Development</text:span></text:p>
          <text:list>
            <text:list-item>
              <text:p text:style-name="P2"><text:span text:style-name="Strong_20_Emphasis"><text:span text:style-name="T4">Why C?</text:span></text:span><text:span text:style-name="T5">Operating systems need to interact closely with hardware, manage memory efficiently, and provide high performance. C’s ability to handle pointers, memory allocation, and low-level operations makes it ideal.</text:span></text:p>
            </text:list-item>
            <text:list-item>
              <text:p text:style-name="P2"><text:span text:style-name="Strong_20_Emphasis"><text:span text:style-name="T4">Real-World Use:</text:span></text:span><text:span text:style-name="T5">The Linux kernel is written almost entirely in C. Key components like process scheduling, memory management, and device drivers rely on C’s speed and control. Even Windows and macOS kernels have significant portions written in C/C++.</text:span></text:p>
            </text:list-item>
          </text:list>
        </text:list-item>
      </text:list>
      <text:h text:style-name="P13" text:outline-level="3"><text:soft-page-break/><text:span text:style-name="T4">3.</text:span><text:span text:style-name="Strong_20_Emphasis"><text:span text:style-name="T4">Game Development (Game Engines &amp; Performance-Critical Code)</text:span></text:span></text:h>
      <text:list xml:id="list4807638316209438579" text:style-name="L3">
        <text:list-item>
          <text:p text:style-name="P7"><text:span text:style-name="Strong_20_Emphasis"><text:span text:style-name="T4">Application Example:</text:span></text:span><text:span text:style-name="T5">Game Engines (e.g., Unreal Engine, id Tech)</text:span></text:p>
          <text:list>
            <text:list-item>
              <text:p text:style-name="P3"><text:span text:style-name="Strong_20_Emphasis"><text:span text:style-name="T4">Why C?</text:span></text:span><text:span text:style-name="T5">Games demand high performance for physics calculations, rendering, and real-time processing. C (and C++) allows developers to optimize critical code paths and manage hardware resources directly.</text:span></text:p>
            </text:list-item>
            <text:list-item>
              <text:p text:style-name="P3"><text:span text:style-name="Strong_20_Emphasis"><text:span text:style-name="T4">Real-World Use:</text:span></text:span><text:span text:style-name="T5">The core of many game engines (e.g., Unreal Engine’s rendering pipeline) is written in C/C++. Classic games like </text:span><text:span text:style-name="Emphasis"><text:span text:style-name="T5">Doom <text:s/></text:span></text:span><text:span text:style-name="T5">(id Tech engine) were built in C for speed and portability across platforms.</text:span></text:p>
            </text:list-item>
          </text:list>
        </text:list-item>
      </text:list>
      <text:h text:style-name="P14" text:outline-level="3">Bonus: Other Notable Uses</text:h>
      <text:list xml:id="list4719205228357042025" text:style-name="L4">
        <text:list-item>
          <text:p text:style-name="P4"><text:span text:style-name="Strong_20_Emphasis"><text:span text:style-name="T4">Database Systems:</text:span></text:span><text:span text:style-name="T5">MySQL, PostgreSQL, and SQLite use C for efficient data handling.</text:span></text:p>
        </text:list-item>
        <text:list-item>
          <text:p text:style-name="P4"><text:span text:style-name="Strong_20_Emphasis"><text:span text:style-name="T4">Networking:</text:span></text:span><text:span text:style-name="T5">Protocols like TCP/IP stacks (e.g., in routers) are often implemented in C.</text:span></text:p>
        </text:list-item>
        <text:list-item>
          <text:p text:style-name="P4"><text:span text:style-name="Strong_20_Emphasis"><text:span text:style-name="T4">IoT Devices:</text:span></text:span><text:span text:style-name="T5">Smart thermostats (e.g., Nest) and wearables use C for firmware due to its efficiency.</text:span></text:p>
        </text:list-item>
      </text:list>
      <text:p text:style-name="P8">C’s enduring popularity in these fields stems from its balance of performance, portability, and control—making it indispensable in foundational computing technologies.</text:p>
      <text:p text:style-name="P8"/>
      <text:p text:style-name="P9"><text:span text:style-name="T5">2)</text:span><text:span text:style-name="T1">Install a C compiler on your system and configure the IDE. Write your first program to print "Hello, World!" and run it. </text:span></text:p>
      <text:p text:style-name="P9"><text:span text:style-name="T1">=&gt;#include&lt;stdio.h&gt;</text:span></text:p>
      <text:p text:style-name="P9"><text:span text:style-name="T1">int main()</text:span></text:p>
      <text:p text:style-name="P9"><text:span text:style-name="T1">{</text:span></text:p>
      <text:p text:style-name="P9"><text:span text:style-name="T1">printf(“Hello,World!);</text:span></text:p>
      <text:p text:style-name="P9"><text:span text:style-name="T1">}</text:span></text:p>
      <text:p text:style-name="P9"><text:span text:style-name="T1"/></text:p>
      <text:p text:style-name="P9"><text:soft-page-break/><text:span text:style-name="T1">3)Write a C program that includes variables, constants, and comments. Declare and use different data types (int, char, float) and display their values. </text:span></text:p>
      <text:p text:style-name="P9"><text:span text:style-name="T1">=&gt;#include&lt;stdio.h&gt;</text:span></text:p>
      <text:p text:style-name="P9"><text:span text:style-name="T1">int main()</text:span></text:p>
      <text:p text:style-name="P9"><text:span text:style-name="T1">{</text:span></text:p>
      <text:p text:style-name="P9"><text:span text:style-name="T1">int age=20;//integer variable</text:span></text:p>
      <text:p text:style-name="P9"><text:span text:style-name="T1">char name[20]=diya;//char</text:span></text:p>
      <text:p text:style-name="P9"><text:span text:style-name="T1">float percentage=67.45;//float</text:span></text:p>
      <text:p text:style-name="P9"><text:span text:style-name="T1">const pi=3.14;//constant</text:span></text:p>
      <text:p text:style-name="P9"><text:span text:style-name="T1">printf(“Enter age:”);</text:span></text:p>
      <text:p text:style-name="P9"><text:span text:style-name="T1">scanf(“%d”,&amp;age);</text:span></text:p>
      <text:p text:style-name="P9"><text:span text:style-name="T1">printf(“Enter name”:);</text:span></text:p>
      <text:p text:style-name="P9"><text:span text:style-name="T1">scanf(“%c”,&amp;name);</text:span></text:p>
      <text:p text:style-name="P9"><text:span text:style-name="T1">printf(“Enter percentage:”);</text:span></text:p>
      <text:p text:style-name="P9"><text:span text:style-name="T1">scanf(“%f”,&amp;percentage);</text:span></text:p>
      <text:p text:style-name="P9"><text:span text:style-name="T1">printf(“Enter pi:”);</text:span></text:p>
      <text:p text:style-name="P9"><text:span text:style-name="T1">scanf(“%f”,&amp;pi);</text:span></text:p>
      <text:p text:style-name="P9"><text:span text:style-name="T1">}</text:span></text:p>
      <text:p text:style-name="P9"><text:span text:style-name="T1"/></text:p>
      <text:p text:style-name="P9"><text:span text:style-name="T1">4)Write a C program that accepts two integers from the user and performs arithmetic, relational, and logical operations on them. Display the results. </text:span></text:p>
      <text:p text:style-name="P9"><text:span text:style-name="T1">=&gt;#include &lt;stdio.h&gt;</text:span></text:p>
      <text:p text:style-name="P9"><text:span text:style-name="T1"/></text:p>
      <text:p text:style-name="P9"><text:soft-page-break/><text:span text:style-name="T1">int main() {</text:span></text:p>
      <text:p text:style-name="P9"><text:span text:style-name="T1"><text:s text:c="4"/>int num1, num2;</text:span></text:p>
      <text:p text:style-name="P9"><text:span text:style-name="T1"><text:s text:c="4"/>printf("Enter first integer: ");</text:span></text:p>
      <text:p text:style-name="P9"><text:span text:style-name="T1"><text:s text:c="4"/>scanf("%d", &amp;num1);</text:span></text:p>
      <text:p text:style-name="P9"><text:span text:style-name="T1"><text:s text:c="4"/>printf("Enter second integer: ");</text:span></text:p>
      <text:p text:style-name="P9"><text:span text:style-name="T1"><text:s text:c="4"/>scanf("%d", &amp;num2);</text:span></text:p>
      <text:p text:style-name="P9"><text:span text:style-name="T1">//Arithmatic operation</text:span></text:p>
      <text:p text:style-name="P15"><text:span text:style-name="T6"><text:s text:c="4"/>printf</text:span><text:span text:style-name="T9">(</text:span><text:span text:style-name="T12">"%d + %d = %d\n"</text:span><text:span text:style-name="T9">,</text:span> num1<text:span text:style-name="T9">,</text:span> num2<text:span text:style-name="T9">,</text:span> num1 <text:span text:style-name="T6">+</text:span> num2<text:span text:style-name="T9">);</text:span></text:p>
      <text:p text:style-name="P17"><text:s text:c="4"/><text:span text:style-name="T8">printf</text:span><text:span text:style-name="T11">(</text:span><text:span text:style-name="T14">"%d - %d = %d\n"</text:span><text:span text:style-name="T11">,</text:span><text:span text:style-name="T15"> num1</text:span><text:span text:style-name="T11">,</text:span><text:span text:style-name="T15"> num2</text:span><text:span text:style-name="T11">,</text:span><text:span text:style-name="T15"> num1 </text:span><text:span text:style-name="T8">-</text:span><text:span text:style-name="T15"> num2</text:span><text:span text:style-name="T11">);</text:span></text:p>
      <text:p text:style-name="P17"><text:s text:c="4"/><text:span text:style-name="T8">printf</text:span><text:span text:style-name="T11">(</text:span><text:span text:style-name="T14">"%d * %d = %d\n"</text:span><text:span text:style-name="T11">,</text:span><text:span text:style-name="T15"> num1</text:span><text:span text:style-name="T11">,</text:span><text:span text:style-name="T15"> num2</text:span><text:span text:style-name="T11">,</text:span><text:span text:style-name="T15"> num1 </text:span><text:span text:style-name="T8">*</text:span><text:span text:style-name="T15"> num2</text:span><text:span text:style-name="T11">);</text:span></text:p>
      <text:p text:style-name="P17"><text:s text:c="4"/><text:span text:style-name="T8">printf</text:span><text:span text:style-name="T11">(</text:span><text:span text:style-name="T14">"%d / %d = %d)\n"</text:span><text:span text:style-name="T11">,</text:span><text:span text:style-name="T15"> num1</text:span><text:span text:style-name="T11">,</text:span><text:span text:style-name="T15"> num2</text:span><text:span text:style-name="T11">,</text:span><text:span text:style-name="T15"> num1 </text:span><text:span text:style-name="T8">/</text:span><text:span text:style-name="T15"> num2</text:span><text:span text:style-name="T11">);</text:span></text:p>
      <text:p text:style-name="P17"><text:s text:c="4"/><text:span text:style-name="T8">printf</text:span><text:span text:style-name="T11">(</text:span><text:span text:style-name="T14">"%d %% %d = %d\n"</text:span><text:span text:style-name="T11">,</text:span><text:span text:style-name="T15"> num1</text:span><text:span text:style-name="T11">,</text:span><text:span text:style-name="T15"> num2</text:span><text:span text:style-name="T11">,</text:span><text:span text:style-name="T15"> num1 </text:span><text:span text:style-name="T8">%</text:span><text:span text:style-name="T15"> num2</text:span><text:span text:style-name="T11">);</text:span></text:p>
      <text:p text:style-name="P17"><text:span text:style-name="T11"/></text:p>
      <text:p text:style-name="P17"><text:span text:style-name="T11">//Relational operation</text:span></text:p>
      <text:p text:style-name="P16"><text:span text:style-name="T10"><text:s text:c="4"/></text:span><text:span text:style-name="T7">printf</text:span><text:span text:style-name="T10">(</text:span><text:span text:style-name="T13">"%d == %d %d\n"</text:span><text:span text:style-name="T10">, num1, num2, num1 </text:span><text:span text:style-name="T7">==</text:span><text:span text:style-name="T10"> num2);</text:span></text:p>
      <text:p text:style-name="P17"><text:s text:c="4"/><text:span text:style-name="T8">printf</text:span><text:span text:style-name="T11">(</text:span><text:span text:style-name="T14">"%d != %d %d\n"</text:span><text:span text:style-name="T11">,</text:span><text:span text:style-name="T15"> num1</text:span><text:span text:style-name="T11">,</text:span><text:span text:style-name="T15"> num2</text:span><text:span text:style-name="T11">,</text:span><text:span text:style-name="T15"> num1 </text:span><text:span text:style-name="T8">!=</text:span><text:span text:style-name="T15"> num2</text:span><text:span text:style-name="T11">);</text:span></text:p>
      <text:p text:style-name="P17"><text:s text:c="4"/><text:span text:style-name="T8">printf</text:span><text:span text:style-name="T11">(</text:span><text:span text:style-name="T14">"%d &gt; %d %d\n"</text:span><text:span text:style-name="T11">,</text:span><text:span text:style-name="T15"> num1</text:span><text:span text:style-name="T11">,</text:span><text:span text:style-name="T15"> num2</text:span><text:span text:style-name="T11">,</text:span><text:span text:style-name="T15"> num1 </text:span><text:span text:style-name="T8">&gt;</text:span><text:span text:style-name="T15"> num2</text:span><text:span text:style-name="T11">);</text:span></text:p>
      <text:p text:style-name="P17"><text:s text:c="4"/><text:span text:style-name="T8">printf</text:span><text:span text:style-name="T11">(</text:span><text:span text:style-name="T14">"%d &lt; %d %d\n"</text:span><text:span text:style-name="T11">,</text:span><text:span text:style-name="T15"> num1</text:span><text:span text:style-name="T11">,</text:span><text:span text:style-name="T15"> num2</text:span><text:span text:style-name="T11">,</text:span><text:span text:style-name="T15"> num1 </text:span><text:span text:style-name="T8">&lt;</text:span><text:span text:style-name="T15"> num2</text:span><text:span text:style-name="T11">);</text:span></text:p>
      <text:p text:style-name="P17"><text:s text:c="4"/><text:span text:style-name="T8">printf</text:span><text:span text:style-name="T11">(</text:span><text:span text:style-name="T14">"%d &gt;= %d %d\n"</text:span><text:span text:style-name="T11">,</text:span><text:span text:style-name="T15"> num1</text:span><text:span text:style-name="T11">,</text:span><text:span text:style-name="T15"> num2</text:span><text:span text:style-name="T11">,</text:span><text:span text:style-name="T15"> num1 </text:span><text:span text:style-name="T8">&gt;=</text:span><text:span text:style-name="T15"> num2</text:span><text:span text:style-name="T11">);</text:span></text:p>
      <text:p text:style-name="P17"><text:s text:c="4"/><text:span text:style-name="T8">printf</text:span><text:span text:style-name="T11">(</text:span><text:span text:style-name="T14">"%d &lt;= %d %d\n"</text:span><text:span text:style-name="T11">,</text:span><text:span text:style-name="T15"> num1</text:span><text:span text:style-name="T11">,</text:span><text:span text:style-name="T15"> num2</text:span><text:span text:style-name="T11">,</text:span><text:span text:style-name="T15"> num1 </text:span><text:span text:style-name="T8">&lt;=</text:span><text:span text:style-name="T15"> num2</text:span><text:span text:style-name="T11">);</text:span></text:p>
      <text:p text:style-name="P17"><text:span text:style-name="T11"/></text:p>
      <text:p text:style-name="P17"><text:span text:style-name="T11">//logical operator</text:span></text:p>
      <text:p text:style-name="P18"><text:span text:style-name="T9"><text:s text:c="4"/></text:span><text:span text:style-name="T6">printf</text:span><text:span text:style-name="T9">(</text:span><text:span text:style-name="T12">"%d &amp;&amp; %d <text:s/>%d (Logical AND)\n"</text:span><text:span text:style-name="T9">, num1, num2, num1 </text:span><text:span text:style-name="T6">&amp;</text:span><text:span text:style-name="T9">num2);</text:span></text:p>
      <text:p text:style-name="P17"><text:s text:c="4"/><text:span text:style-name="T8">printf</text:span><text:span text:style-name="T11">(</text:span><text:span text:style-name="T14">"%d || %d <text:s/>%d (Logical OR)\n"</text:span><text:span text:style-name="T11">,</text:span><text:span text:style-name="T15"> num1</text:span><text:span text:style-name="T11">,</text:span><text:span text:style-name="T15"> num2</text:span><text:span text:style-name="T11">,</text:span><text:span text:style-name="T15"> num1 </text:span><text:span text:style-name="T8">||</text:span><text:span text:style-name="T15"> num2</text:span><text:span text:style-name="T11">);</text:span></text:p>
      <text:p text:style-name="P17"><text:s text:c="4"/><text:span text:style-name="T8">printf</text:span><text:span text:style-name="T11">(</text:span><text:span text:style-name="T14">"!%d <text:s/>%d (Logical NOT)\n"</text:span><text:span text:style-name="T11">,</text:span><text:span text:style-name="T15"> num1</text:span><text:span text:style-name="T11">,</text:span><text:span text:style-name="T15"> </text:span><text:span text:style-name="T8">!</text:span><text:span text:style-name="T15">num1</text:span><text:span text:style-name="T11">);</text:span></text:p>
      <text:p text:style-name="P17"><text:span text:style-name="T11">}</text:span></text:p>
      <text:p text:style-name="P17"><text:span text:style-name="T11"/></text:p>
      <text:p text:style-name="P19"><text:span text:style-name="T16">5)</text:span><text:span text:style-name="T10">Write a C program to check if a number is even or odd using an if-else statement. Extend the program using a switch statement to display the month name based on the user’s input (1 for January, 2 for February, etc.).</text:span></text:p>
      <text:p text:style-name="P19"><text:span text:style-name="T10">=&gt;#include &lt;stdio.h&gt;</text:span></text:p>
      <text:p text:style-name="P19"><text:span text:style-name="T10"/></text:p>
      <text:p text:style-name="P19"><text:span text:style-name="T10">int main() {</text:span></text:p>
      <text:p text:style-name="P19"><text:soft-page-break/><text:span text:style-name="T10"><text:s text:c="4"/>int num, month;</text:span></text:p>
      <text:p text:style-name="P19"><text:span text:style-name="T10"/></text:p>
      <text:p text:style-name="P19"><text:span text:style-name="T10"><text:s text:c="4"/></text:span></text:p>
      <text:p text:style-name="P19"><text:span text:style-name="T10"><text:s text:c="4"/>printf("Enter a number to check if it's even or odd: ");</text:span></text:p>
      <text:p text:style-name="P19"><text:span text:style-name="T10"><text:s text:c="4"/>scanf("%d", &amp;num);</text:span></text:p>
      <text:p text:style-name="P19"><text:span text:style-name="T10"/></text:p>
      <text:p text:style-name="P19"><text:span text:style-name="T10"><text:s text:c="4"/>if (num % 2 == 0) {</text:span></text:p>
      <text:p text:style-name="P19"><text:span text:style-name="T10"><text:s text:c="8"/>printf("%d is even.\n", num);</text:span></text:p>
      <text:p text:style-name="P19"><text:span text:style-name="T10"><text:s text:c="4"/>} else {</text:span></text:p>
      <text:p text:style-name="P19"><text:span text:style-name="T10"><text:s text:c="8"/>printf("%d is odd.\n", num);</text:span></text:p>
      <text:p text:style-name="P19"><text:span text:style-name="T10"><text:s text:c="4"/>}</text:span></text:p>
      <text:p text:style-name="P19"><text:span text:style-name="T10"/></text:p>
      <text:p text:style-name="P19"><text:span text:style-name="T10"><text:s text:c="4"/></text:span></text:p>
      <text:p text:style-name="P19"><text:span text:style-name="T10"><text:s text:c="4"/>printf("\nEnter a month number (1-12): ");</text:span></text:p>
      <text:p text:style-name="P19"><text:span text:style-name="T10"><text:s text:c="4"/>scanf("%d", &amp;month);</text:span></text:p>
      <text:p text:style-name="P19"><text:span text:style-name="T10"/></text:p>
      <text:p text:style-name="P19"><text:span text:style-name="T10"><text:s text:c="4"/>switch (month) {</text:span></text:p>
      <text:p text:style-name="P19"><text:span text:style-name="T10"><text:s text:c="8"/>case 1:</text:span></text:p>
      <text:p text:style-name="P19"><text:span text:style-name="T10"><text:s text:c="12"/>printf("January\n");</text:span></text:p>
      <text:p text:style-name="P19"><text:span text:style-name="T10"><text:s text:c="12"/>break;</text:span></text:p>
      <text:p text:style-name="P19"><text:span text:style-name="T10"><text:s text:c="8"/>case 2:</text:span></text:p>
      <text:p text:style-name="P19"><text:span text:style-name="T10"><text:s text:c="12"/>printf("February\n");</text:span></text:p>
      <text:p text:style-name="P19"><text:span text:style-name="T10"><text:s text:c="12"/>break;</text:span></text:p>
      <text:p text:style-name="P19"><text:span text:style-name="T10"><text:s text:c="8"/>case 3:</text:span></text:p>
      <text:p text:style-name="P19"><text:span text:style-name="T10"><text:s text:c="12"/>printf("March\n");</text:span></text:p>
      <text:p text:style-name="P19"><text:span text:style-name="T10"><text:s text:c="12"/>break;</text:span></text:p>
      <text:p text:style-name="P19"><text:span text:style-name="T10"><text:s text:c="8"/>case 4:</text:span></text:p>
      <text:p text:style-name="P19"><text:span text:style-name="T10"><text:s text:c="12"/>printf("April\n");</text:span></text:p>
      <text:p text:style-name="P19"><text:span text:style-name="T10"><text:s text:c="12"/>break;</text:span></text:p>
      <text:p text:style-name="P19"><text:span text:style-name="T10"><text:s text:c="8"/>case 5:</text:span></text:p>
      <text:p text:style-name="P19"><text:span text:style-name="T10"><text:s text:c="12"/>printf("May\n");</text:span></text:p>
      <text:p text:style-name="P19"><text:span text:style-name="T10"><text:s text:c="12"/>break;</text:span></text:p>
      <text:p text:style-name="P19"><text:span text:style-name="T10"><text:s text:c="8"/>case 6:</text:span></text:p>
      <text:p text:style-name="P19"><text:span text:style-name="T10"><text:s text:c="12"/>printf("June\n");</text:span></text:p>
      <text:p text:style-name="P19"><text:span text:style-name="T10"><text:s text:c="12"/>break;</text:span></text:p>
      <text:p text:style-name="P19"><text:span text:style-name="T10"><text:s text:c="8"/>case 7:</text:span></text:p>
      <text:p text:style-name="P19"><text:span text:style-name="T10"><text:s text:c="12"/>printf("July\n");</text:span></text:p>
      <text:p text:style-name="P19"><text:soft-page-break/><text:span text:style-name="T10"><text:s text:c="12"/>break;</text:span></text:p>
      <text:p text:style-name="P19"><text:span text:style-name="T10"><text:s text:c="8"/>case 8:</text:span></text:p>
      <text:p text:style-name="P19"><text:span text:style-name="T10"><text:s text:c="12"/>printf("August\n");</text:span></text:p>
      <text:p text:style-name="P19"><text:span text:style-name="T10"><text:s text:c="12"/>break;</text:span></text:p>
      <text:p text:style-name="P19"><text:span text:style-name="T10"><text:s text:c="8"/>case 9:</text:span></text:p>
      <text:p text:style-name="P19"><text:span text:style-name="T10"><text:s text:c="12"/>printf("September\n");</text:span></text:p>
      <text:p text:style-name="P19"><text:span text:style-name="T10"><text:s text:c="12"/>break;</text:span></text:p>
      <text:p text:style-name="P19"><text:span text:style-name="T10"><text:s text:c="8"/>case 10:</text:span></text:p>
      <text:p text:style-name="P19"><text:span text:style-name="T10"><text:s text:c="12"/>printf("October\n");</text:span></text:p>
      <text:p text:style-name="P19"><text:span text:style-name="T10"><text:s text:c="12"/>break;</text:span></text:p>
      <text:p text:style-name="P19"><text:span text:style-name="T10"><text:s text:c="8"/>case 11:</text:span></text:p>
      <text:p text:style-name="P19"><text:span text:style-name="T10"><text:s text:c="12"/>printf("November\n");</text:span></text:p>
      <text:p text:style-name="P19"><text:span text:style-name="T10"><text:s text:c="12"/>break;</text:span></text:p>
      <text:p text:style-name="P19"><text:span text:style-name="T10"><text:s text:c="8"/>case 12:</text:span></text:p>
      <text:p text:style-name="P19"><text:span text:style-name="T10"><text:s text:c="12"/>printf("December\n");</text:span></text:p>
      <text:p text:style-name="P19"><text:span text:style-name="T10"><text:s text:c="12"/>break;</text:span></text:p>
      <text:p text:style-name="P19"><text:span text:style-name="T10"><text:s text:c="8"/>default:</text:span></text:p>
      <text:p text:style-name="P19"><text:span text:style-name="T10"><text:s text:c="12"/>printf("Invalid month number! Please enter a value between 1 and 12.\n");</text:span></text:p>
      <text:p text:style-name="P19"><text:span text:style-name="T10"><text:s text:c="4"/>}</text:span></text:p>
      <text:p text:style-name="P19"><text:span text:style-name="T10"/></text:p>
      <text:p text:style-name="P19"><text:span text:style-name="T10">} </text:span></text:p>
      <text:p text:style-name="P19"><text:span text:style-name="T16"/></text:p>
      <text:p text:style-name="P19"><text:span text:style-name="T16">6)Write a C program to print numbers from 1 to 10 using all three types of loops (while, for, do-while). </text:span></text:p>
      <text:p text:style-name="P19"><text:span text:style-name="T16">=&gt;#include &lt;stdio.h&gt;</text:span></text:p>
      <text:p text:style-name="P19"><text:span text:style-name="T16"/></text:p>
      <text:p text:style-name="P19"><text:span text:style-name="T16">int main() {</text:span></text:p>
      <text:p text:style-name="P19"><text:span text:style-name="T16"><text:s text:c="4"/>int i;</text:span></text:p>
      <text:p text:style-name="P19"><text:span text:style-name="T16"/></text:p>
      <text:p text:style-name="P19"><text:span text:style-name="T16"><text:s text:c="4"/>for (i = 1; i &lt;= 10; i++) {</text:span></text:p>
      <text:p text:style-name="P19"><text:span text:style-name="T16"><text:s text:c="8"/>printf("%d ", i);</text:span></text:p>
      <text:p text:style-name="P19"><text:span text:style-name="T16"><text:s text:c="4"/>}</text:span></text:p>
      <text:p text:style-name="P19"><text:span text:style-name="T16"><text:s text:c="4"/>printf("\n\n");</text:span></text:p>
      <text:p text:style-name="P19"><text:span text:style-name="T16"><text:s text:c="4"/>i = 1; <text:s/>// Reset counter</text:span></text:p>
      <text:p text:style-name="P19"><text:span text:style-name="T16"><text:s text:c="4"/>while (i &lt;= 10) {</text:span></text:p>
      <text:p text:style-name="P19"><text:span text:style-name="T16"><text:s text:c="8"/>printf("%d ", i);</text:span></text:p>
      <text:p text:style-name="P19"><text:soft-page-break/><text:span text:style-name="T16"><text:s text:c="8"/>i++;</text:span></text:p>
      <text:p text:style-name="P19"><text:span text:style-name="T16"><text:s text:c="4"/>}</text:span></text:p>
      <text:p text:style-name="P19"><text:span text:style-name="T16"><text:s text:c="4"/>printf("\n\n");</text:span></text:p>
      <text:p text:style-name="P19"><text:span text:style-name="T16"/></text:p>
      <text:p text:style-name="P19"><text:span text:style-name="T16"><text:s text:c="4"/>i = 1; <text:s/>// Reset counter</text:span></text:p>
      <text:p text:style-name="P19"><text:span text:style-name="T16"><text:s text:c="4"/>do {</text:span></text:p>
      <text:p text:style-name="P19"><text:span text:style-name="T16"><text:s text:c="8"/>printf("%d ", i);</text:span></text:p>
      <text:p text:style-name="P19"><text:span text:style-name="T16"><text:s text:c="8"/>i++;</text:span></text:p>
      <text:p text:style-name="P19"><text:span text:style-name="T16"><text:s text:c="4"/>} while (i &lt;= 10);</text:span></text:p>
      <text:p text:style-name="P19"><text:span text:style-name="T16"><text:s text:c="4"/>printf("\n");</text:span></text:p>
      <text:p text:style-name="P19"><text:span text:style-name="T16"/></text:p>
      <text:p text:style-name="P19"><text:span text:style-name="T16"><text:s text:c="4"/>return 0;</text:span></text:p>
      <text:p text:style-name="P19"><text:span text:style-name="T16">}</text:span></text:p>
      <text:p text:style-name="P19"><text:span text:style-name="T16"/></text:p>
      <text:p text:style-name="P19"><text:span text:style-name="T16">7)Write a C program that uses the break statement to stop printing numbers when it reaches 5. Modify the program to skip printing the number 3 using the continue statement. </text:span></text:p>
      <text:p text:style-name="P19"><text:span text:style-name="T16">=&gt;#include &lt;stdio.h&gt;</text:span></text:p>
      <text:p text:style-name="P19"><text:span text:style-name="T16"/></text:p>
      <text:p text:style-name="P19"><text:span text:style-name="T16">int main() {</text:span></text:p>
      <text:p text:style-name="P19"><text:span text:style-name="T16"><text:s text:c="4"/>int i;</text:span></text:p>
      <text:p text:style-name="P19"><text:span text:style-name="T16"><text:s text:c="4"/>for (i = 1; i &lt;= 10; i++) {</text:span></text:p>
      <text:p text:style-name="P19"><text:span text:style-name="T16"><text:s text:c="8"/>if (i == 6) {</text:span></text:p>
      <text:p text:style-name="P19"><text:span text:style-name="T16"><text:s text:c="12"/>break; <text:s/></text:span></text:p>
      <text:p text:style-name="P19"><text:span text:style-name="T16"><text:s text:c="8"/>}</text:span></text:p>
      <text:p text:style-name="P19"><text:span text:style-name="T16"><text:s text:c="8"/>printf("%d ", i);</text:span></text:p>
      <text:p text:style-name="P19"><text:span text:style-name="T16"><text:s text:c="4"/>}</text:span></text:p>
      <text:p text:style-name="P19"><text:span text:style-name="T16"><text:s text:c="4"/>printf("\n\n");</text:span></text:p>
      <text:p text:style-name="P19"><text:span text:style-name="T16"><text:s text:c="4"/>for (i = 1; i &lt;= 10; i++) {</text:span></text:p>
      <text:p text:style-name="P19"><text:span text:style-name="T16"><text:s text:c="8"/>if (i == 3) {</text:span></text:p>
      <text:p text:style-name="P19"><text:span text:style-name="T16"><text:s text:c="12"/>continue;</text:span></text:p>
      <text:p text:style-name="P19"><text:span text:style-name="T16"><text:s text:c="8"/>}</text:span></text:p>
      <text:p text:style-name="P19"><text:span text:style-name="T16"><text:s text:c="8"/>printf("%d ", i);</text:span></text:p>
      <text:p text:style-name="P19"><text:span text:style-name="T16"><text:s text:c="4"/>}</text:span></text:p>
      <text:p text:style-name="P19"><text:span text:style-name="T16"><text:s text:c="4"/>printf("\n");</text:span></text:p>
      <text:p text:style-name="P19"><text:span text:style-name="T16"/></text:p>
      <text:p text:style-name="P19"><text:span text:style-name="T16">}</text:span></text:p>
      <text:p text:style-name="Text_20_body"><text:soft-page-break/><text:span text:style-name="T1">8)Write a C program that calculates the factorial of a number using a function. Include function declaration, definition, and call. </text:span></text:p>
      <text:p text:style-name="Text_20_body"><text:span text:style-name="T1">=&gt;#include &lt;stdio.h&gt;<text:line-break/>int factorial(int n);<text:line-break/><text:line-break/>int main() {<text:line-break/> <text:s text:c="3"/>int num;<text:line-break/> <text:s text:c="3"/>printf("Enter a number: ");<text:line-break/> <text:s text:c="3"/>scanf("%d", &amp;num);<text:line-break/> <text:s text:c="3"/>if (num &lt; 0) {<text:line-break/> <text:s text:c="7"/>printf("Factorial is not defined for negative numbers.\n");<text:line-break/> <text:s text:c="3"/>} else {<text:line-break/> <text:s text:c="7"/>// Function call<text:line-break/> <text:s text:c="7"/>int result = factorial(num);<text:line-break/> <text:s text:c="7"/>printf("Factorial of %d is %d\n", num, result);<text:line-break/> <text:s text:c="3"/>}<text:line-break/><text:line-break/>}<text:line-break/>int factorial(int n) {<text:line-break/> <text:s text:c="3"/>int fact = 1;<text:line-break/> <text:s text:c="3"/>for (int i = 1; i &lt;= n; i++) {<text:line-break/> <text:s text:c="7"/>fact *= i;<text:line-break/> <text:s text:c="3"/>}<text:line-break/> <text:s text:c="3"/>return fact;<text:line-break/>}</text:span></text:p>
      <text:p text:style-name="Text_20_body"><text:span text:style-name="T1"/></text:p>
      <text:p text:style-name="Text_20_body"><text:span text:style-name="T1">9)Write a C program that stores 5 integers in a one-dimensional array and prints them. Extend this to handle a two-dimensional array (3x3 matrix) and calculate the sum of all elements. </text:span></text:p>
      <text:p text:style-name="Text_20_body"><text:span text:style-name="T1">=&gt;#include &lt;stdio.h&gt;</text:span></text:p>
      <text:p text:style-name="Text_20_body"><text:span text:style-name="T1">int main() {</text:span></text:p>
      <text:p text:style-name="Text_20_body"><text:span text:style-name="T1"><text:s text:c="4"/>int array[5] = {10, 20, 30, 40, 50};</text:span></text:p>
      <text:p text:style-name="Text_20_body"><text:span text:style-name="T1"><text:s text:c="4"/></text:span></text:p>
      <text:p text:style-name="Text_20_body"><text:span text:style-name="T1"><text:s text:c="4"/>printf("One-dimensional array elements:\n");</text:span></text:p>
      <text:p text:style-name="Text_20_body"><text:soft-page-break/><text:span text:style-name="T1"><text:s text:c="4"/>for(int i = 0; i &lt; 5; i++) {</text:span></text:p>
      <text:p text:style-name="Text_20_body"><text:span text:style-name="T1"><text:s text:c="8"/>printf("%d ",array[i]);</text:span></text:p>
      <text:p text:style-name="Text_20_body"><text:span text:style-name="T1"><text:s text:c="4"/>}</text:span></text:p>
      <text:p text:style-name="Text_20_body"><text:span text:style-name="T1"><text:s text:c="4"/>printf("\n\n");</text:span></text:p>
      <text:p text:style-name="Text_20_body"><text:span text:style-name="T1"><text:s text:c="4"/>array1[3][3] = {</text:span></text:p>
      <text:p text:style-name="Text_20_body"><text:span text:style-name="T1"><text:s text:c="8"/>{1, 2, 3},</text:span></text:p>
      <text:p text:style-name="Text_20_body"><text:span text:style-name="T1"><text:s text:c="8"/>{4, 5, 6},</text:span></text:p>
      <text:p text:style-name="Text_20_body"><text:span text:style-name="T1"><text:s text:c="8"/>{7, 8, 9}</text:span></text:p>
      <text:p text:style-name="Text_20_body"><text:span text:style-name="T1"><text:s text:c="4"/>};</text:span></text:p>
      <text:p text:style-name="Text_20_body"><text:span text:style-name="T1"><text:s text:c="4"/>int sum = 0;</text:span></text:p>
      <text:p text:style-name="Text_20_body"><text:span text:style-name="T1"><text:s text:c="4"/>printf("Two-dimensional array :\n");</text:span></text:p>
      <text:p text:style-name="Text_20_body"><text:span text:style-name="T1"><text:s text:c="4"/>for(int i = 0; i &lt; 3; i++) {</text:span></text:p>
      <text:p text:style-name="Text_20_body"><text:span text:style-name="T1"><text:s text:c="8"/>for(int j = 0; j &lt; 3; j++) {</text:span></text:p>
      <text:p text:style-name="Text_20_body"><text:span text:style-name="T1"><text:s text:c="12"/>printf("%d ",array1[i][j]);</text:span></text:p>
      <text:p text:style-name="Text_20_body"><text:span text:style-name="T1"><text:s text:c="12"/>sum += array1[i][j];</text:span></text:p>
      <text:p text:style-name="Text_20_body"><text:span text:style-name="T1"><text:s text:c="8"/>}</text:span></text:p>
      <text:p text:style-name="Text_20_body"><text:span text:style-name="T1"><text:s text:c="8"/>printf("\n");</text:span></text:p>
      <text:p text:style-name="Text_20_body"><text:span text:style-name="T1"><text:s text:c="4"/>}</text:span></text:p>
      <text:p text:style-name="Text_20_body"><text:span text:style-name="T1"/></text:p>
      <text:p text:style-name="Text_20_body"><text:span text:style-name="T1"><text:s text:c="4"/>printf("\nSum of all matrix elements: %d\n", sum);</text:span></text:p>
      <text:p text:style-name="Text_20_body"><text:span text:style-name="T1">}</text:span></text:p>
      <text:p text:style-name="Text_20_body"><text:span text:style-name="T1"/></text:p>
      <text:p text:style-name="Text_20_body"><text:span text:style-name="T1">10)Write a C program to demonstrate pointer usage. Use a pointer to modify the value of a variable and print the result. </text:span></text:p>
      <text:p text:style-name="Text_20_body"><text:span text:style-name="T1">=&gt;#include &lt;stdio.h&gt;<text:line-break/><text:line-break/>int main() {<text:line-break/> <text:s text:c="3"/>int num = 10;<text:line-break/> <text:s text:c="3"/>int *ptr; <text:line-break/><text:line-break/></text:span><text:soft-page-break/><text:span text:style-name="T1"> <text:s text:c="3"/>ptr = &amp;num;<text:line-break/><text:line-break/> <text:s text:c="3"/>printf("Original value of num: %d\n", num);<text:line-break/><text:line-break/> <text:s text:c="3"/>*ptr = 25;<text:line-break/> <text:s text:c="3"/>printf("Modified value of num using pointer: %d\n", num);<text:line-break/><text:line-break/> <text:s text:c="3"/>printf("Address of num: %p\n", &amp;num);<text:line-break/> <text:s text:c="3"/>printf("Value stored in pointer ptr: %p\n", ptr);<text:line-break/> <text:s text:c="3"/>printf("Value pointed to by ptr: %d\n", *ptr);<text:line-break/>}</text:span></text:p>
      <text:p text:style-name="Text_20_body"><text:span text:style-name="T1"/></text:p>
      <text:p text:style-name="Text_20_body"><text:span text:style-name="T1">11)Write a C program that takes two strings from the user and concatenates them using strcat(). Display the concatenated string and its length using strlen(). </text:span></text:p>
      <text:p text:style-name="Text_20_body"><text:span text:style-name="T1">=&gt;#include&lt;stdio.h&gt;</text:span></text:p>
      <text:p text:style-name="Text_20_body"><text:span text:style-name="T1">int main()</text:span></text:p>
      <text:p text:style-name="Text_20_body"><text:span text:style-name="T1">{</text:span></text:p>
      <text:p text:style-name="Text_20_body"><text:span text:style-name="T1">printf(“Enter string1 and string2:”);</text:span></text:p>
      <text:p text:style-name="Text_20_body"><text:span text:style-name="T1">scanf(“%s”,&amp;string1,string2);</text:span></text:p>
      <text:p text:style-name="Text_20_body"><text:span text:style-name="T1">strcat=(string1,string2);</text:span></text:p>
      <text:p text:style-name="Text_20_body"><text:span text:style-name="T1">printf(“concated string <text:s/>%s\n”,string1);</text:span></text:p>
      <text:p text:style-name="Text_20_body"><text:span text:style-name="T1">printf(“Length <text:s/>%d\n”,strlen(string1));</text:span></text:p>
      <text:p text:style-name="Text_20_body"><text:span text:style-name="T1">}</text:span></text:p>
      <text:p text:style-name="Text_20_body"><text:span text:style-name="T1"/></text:p>
      <text:p text:style-name="Text_20_body"><text:span text:style-name="T1"><text:s text:c="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Roboto Mono', 'Courier New', Courier, monospace, Inter,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AA-PS-00" svg:font-family="AA-PS-00"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iya bhatt</meta:initial-creator>
    <meta:creation-date>2025-07-04T13:06:23.30</meta:creation-date>
    <dc:date>2025-07-04T14:04:55.18</dc:date>
    <dc:creator>diya bhatt</dc:creator>
    <meta:editing-duration>PT25M8S</meta:editing-duration>
    <meta:editing-cycles>2</meta:editing-cycles>
    <meta:generator>OpenOffice/4.1.15$Win32 OpenOffice.org_project/4115m2$Build-9813</meta:generator>
    <meta:document-statistic meta:table-count="0" meta:image-count="0" meta:object-count="0" meta:page-count="10" meta:paragraph-count="208" meta:word-count="1248" meta:character-count="8921"/>
  </office:meta>
</office:document-meta>
</file>